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paragraph-properties fo:text-align="end" style:justify-single-word="false"/>
      <style:text-properties fo:language="pl" fo:country="PL" officeooo:rsid="0007ae9f" officeooo:paragraph-rsid="0007ae9f"/>
    </style:style>
    <style:style style:name="P2" style:family="paragraph" style:parent-style-name="Text_20_body">
      <style:text-properties fo:language="pl" fo:country="PL" officeooo:rsid="0007ae9f" officeooo:paragraph-rsid="0007ae9f"/>
    </style:style>
    <style:style style:name="P3" style:family="paragraph" style:parent-style-name="Text_20_body">
      <style:text-properties fo:language="pl" fo:country="PL" officeooo:rsid="000809f4" officeooo:paragraph-rsid="000809f4"/>
    </style:style>
    <style:style style:name="P4" style:family="paragraph" style:parent-style-name="Title">
      <style:text-properties fo:language="pl" fo:country="PL" officeooo:rsid="0007ae9f" officeooo:paragraph-rsid="0007ae9f"/>
    </style:style>
    <style:style style:name="P5" style:family="paragraph" style:parent-style-name="Subtitle">
      <style:text-properties fo:language="pl" fo:country="PL" officeooo:paragraph-rsid="0007ae9f"/>
    </style:style>
    <style:style style:name="P6" style:family="paragraph" style:parent-style-name="Text_20_body">
      <style:text-properties fo:language="pl" fo:country="PL" officeooo:rsid="0007ae9f" officeooo:paragraph-rsid="0007ae9f"/>
    </style:style>
    <style:style style:name="P7" style:family="paragraph" style:parent-style-name="Text_20_body" style:list-style-name="L1">
      <style:text-properties fo:language="pl" fo:country="PL" officeooo:rsid="0007ae9f" officeooo:paragraph-rsid="0007ae9f"/>
    </style:style>
    <style:style style:name="P8" style:family="paragraph" style:parent-style-name="Text_20_body" style:list-style-name="L2">
      <style:text-properties fo:language="pl" fo:country="PL" officeooo:rsid="0007ae9f" officeooo:paragraph-rsid="0007ae9f"/>
    </style:style>
    <style:style style:name="P9" style:family="paragraph" style:parent-style-name="Text_20_body" style:list-style-name="L3">
      <style:text-properties fo:language="pl" fo:country="PL" officeooo:rsid="000809f4" officeooo:paragraph-rsid="000809f4"/>
    </style:style>
    <style:style style:name="P10" style:family="paragraph" style:parent-style-name="Text_20_body" style:list-style-name="L4">
      <style:text-properties fo:language="pl" fo:country="PL" officeooo:rsid="0008dcf1" officeooo:paragraph-rsid="0008dcf1"/>
    </style:style>
    <style:style style:name="P11" style:family="paragraph" style:parent-style-name="Text_20_body" style:list-style-name="L4">
      <style:text-properties fo:language="pl" fo:country="PL" officeooo:rsid="000935bc" officeooo:paragraph-rsid="000935bc"/>
    </style:style>
    <style:style style:name="P12" style:family="paragraph" style:parent-style-name="Text_20_body" style:list-style-name="L4">
      <style:text-properties fo:language="pl" fo:country="PL" officeooo:rsid="000a6bf8" officeooo:paragraph-rsid="000a6bf8"/>
    </style:style>
    <style:style style:name="P13" style:family="paragraph" style:parent-style-name="Text_20_body" style:list-style-name="L4">
      <style:text-properties fo:language="pl" fo:country="PL" officeooo:rsid="000ce956" officeooo:paragraph-rsid="000ce956"/>
    </style:style>
    <style:style style:name="P14" style:family="paragraph" style:parent-style-name="Text_20_body">
      <style:text-properties fo:language="pl" fo:country="PL" officeooo:rsid="000f0ca4" officeooo:paragraph-rsid="000f0ca4"/>
    </style:style>
    <style:style style:name="P15" style:family="paragraph" style:parent-style-name="Text_20_body">
      <style:text-properties fo:language="pl" fo:country="PL" officeooo:rsid="0012473f" officeooo:paragraph-rsid="0012473f"/>
    </style:style>
    <style:style style:name="P16" style:family="paragraph" style:parent-style-name="Text_20_body">
      <style:text-properties fo:language="pl" fo:country="PL" officeooo:rsid="00139e0d" officeooo:paragraph-rsid="00139e0d"/>
    </style:style>
    <style:style style:name="P17" style:family="paragraph" style:parent-style-name="Text_20_body">
      <style:text-properties fo:language="pl" fo:country="PL" officeooo:rsid="00153e0e" officeooo:paragraph-rsid="00153e0e"/>
    </style:style>
    <style:style style:name="P18" style:family="paragraph" style:parent-style-name="Text_20_body">
      <style:paragraph-properties fo:break-before="page"/>
      <style:text-properties fo:language="pl" fo:country="PL" officeooo:rsid="00139e0d" officeooo:paragraph-rsid="00139e0d"/>
    </style:style>
    <style:style style:name="P19" style:family="paragraph" style:parent-style-name="Heading_20_1">
      <style:text-properties fo:language="pl" fo:country="PL" officeooo:rsid="0007ae9f" officeooo:paragraph-rsid="0007ae9f"/>
    </style:style>
    <style:style style:name="P20" style:family="paragraph" style:parent-style-name="Heading_20_1">
      <style:text-properties fo:language="pl" fo:country="PL" officeooo:rsid="000809f4" officeooo:paragraph-rsid="000809f4"/>
    </style:style>
    <style:style style:name="P21" style:family="paragraph" style:parent-style-name="Heading_20_1">
      <style:text-properties fo:language="pl" fo:country="PL" officeooo:rsid="000e44af" officeooo:paragraph-rsid="000e44af"/>
    </style:style>
    <style:style style:name="T1" style:family="text">
      <style:text-properties officeooo:rsid="0007ae9f"/>
    </style:style>
    <style:style style:name="T2" style:family="text">
      <style:text-properties fo:font-variant="normal" fo:text-transform="none" fo:color="#000000" style:font-name="Times New Roman" fo:letter-spacing="normal" fo:font-style="normal"/>
    </style:style>
    <style:style style:name="T3" style:family="text">
      <style:text-properties fo:font-variant="normal" fo:text-transform="none" fo:color="#000000" style:font-name="Times New Roman" fo:letter-spacing="normal" fo:font-style="normal" officeooo:rsid="00164777"/>
    </style:style>
    <style:style style:name="T4" style:family="text">
      <style:text-properties fo:language="pl" fo:country="PL"/>
    </style:style>
    <style:style style:name="T5" style:family="text">
      <style:text-properties fo:language="pl" fo:country="PL" officeooo:rsid="000e44af"/>
    </style:style>
    <style:style style:name="T6" style:family="text">
      <style:text-properties fo:language="pl" fo:country="PL" officeooo:rsid="0012b85b"/>
    </style:style>
    <style:style style:name="T7" style:family="text">
      <style:text-properties officeooo:rsid="000809f4"/>
    </style:style>
    <style:style style:name="T8" style:family="text">
      <style:text-properties officeooo:rsid="0008dcf1"/>
    </style:style>
    <style:style style:name="T9" style:family="text">
      <style:text-properties officeooo:rsid="000935bc"/>
    </style:style>
    <style:style style:name="T10" style:family="text">
      <style:text-properties officeooo:rsid="000a6bf8"/>
    </style:style>
    <style:style style:name="T11" style:family="text">
      <style:text-properties officeooo:rsid="000c03a1"/>
    </style:style>
    <style:style style:name="T12" style:family="text">
      <style:text-properties officeooo:rsid="000ce956"/>
    </style:style>
    <style:style style:name="T13" style:family="text">
      <style:text-properties officeooo:rsid="000e44af"/>
    </style:style>
    <style:style style:name="T14" style:family="text">
      <style:text-properties officeooo:rsid="0012b85b"/>
    </style:style>
    <style:style style:name="T15" style:family="text">
      <style:text-properties officeooo:rsid="00164777"/>
    </style:style>
    <style:style style:name="T16" style:family="text">
      <style:text-properties officeooo:rsid="0018ac0a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ł Janiec</text:p>
      <text:p text:style-name="P4">Algorytmy równoległe</text:p>
      <text:p text:style-name="P5"><text:span text:style-name="T1">Lab 5: </text:span><text:span text:style-name="T2">Algorytm Branch</text:span><text:span text:style-name="T3"> </text:span><text:span text:style-name="T2">and bound</text:span></text:p>
      <text:h text:style-name="P19" text:outline-level="1">1. Przedstawienie problemu.</text:h>
      <text:p text:style-name="P2">W niniejszym opracowaniu analizowany jest problem komiwojażera. Jest to klasyczny problem NP-zupełny polegający na znalezieniu optymalnego cyklu przechodzącego poprzez wszystkie wierzchołki grafu.</text:p>
      <text:p text:style-name="P2">Przyjąłem następujące założenia: </text:p>
      <text:list xml:id="list6516709092601703951" text:style-name="L1">
        <text:list-item>
          <text:p text:style-name="P7">Odległości w grafie wynikają z odległości od wylosowanych punktów w metryce euklidesowej</text:p>
        </text:list-item>
        <text:list-item>
          <text:p text:style-name="P7">Wszystkie pary punktów są połączone.</text:p>
        </text:list-item>
        <text:list-item>
          <text:p text:style-name="P7">Zachowana nierówność trójkąta.</text:p>
        </text:list-item>
        <text:list-item>
          <text:p text:style-name="P7">Odległości są dodatnie</text:p>
        </text:list-item>
        <text:list-item>
          <text:p text:style-name="P7">Punkty są losowane na okręgu.</text:p>
        </text:list-item>
      </text:list>
      <text:h text:style-name="P19" text:outline-level="1">2. Zaimplementowane rozwiązanie</text:h>
      <text:p text:style-name="P2">Biorąc pod uwagę powyższe założenia (w szczególności zachowanie nierówności trójkąta) mogę przyjąć że w optymalnej ście<text:span text:style-name="T8">ż</text:span>ce każdy wierzchołek został odwiedzony dokładnie raz – dla tego ście<text:span text:style-name="T8">ż</text:span>ka jest reprezentowana przez permutację wierzchołków.</text:p>
      <text:p text:style-name="P2">Poszukiwanie najlepszej permutacji wierzchołków zostało zrealizowane algorytmem branch and bound – w następujący sposób:</text:p>
      <text:list xml:id="list1356792567269996972" text:style-name="L2">
        <text:list-item>
          <text:p text:style-name="P8">Przeglądana jest gałąź drzewa możliwych permutacji</text:p>
        </text:list-item>
        <text:list-item>
          <text:p text:style-name="P8">Dotarcie do liścia oznacza znale<text:span text:style-name="T9">zi</text:span>enie cyklu – przy zejściach w dół drzewa zliczana jest długość <text:span text:style-name="T15">ś</text:span>cieżki jaka doń prowadzi. Jeśli znaleziona ście<text:span text:style-name="T9">ż</text:span>ka jest najkró<text:span text:style-name="T11">t</text:span>sza z dotychczas znale<text:span text:style-name="T9">z</text:span>ionych – to najlepsza ście<text:span text:style-name="T9">ż</text:span>ka zostaje nadpisana.</text:p>
        </text:list-item>
        <text:list-item>
          <text:p text:style-name="P8">W każdym węźle analizowana jest bierząca długość <text:span text:style-name="T15">ś</text:span>cie<text:span text:style-name="T9">ż</text:span>ki – jeśli jest ona większa niż długość <text:span text:style-name="T7">najkrótszej dotychczas znalezionej ścieżki to całe poddrzewo danego węzła jest odrzucane.</text:span></text:p>
        </text:list-item>
      </text:list>
      <text:p text:style-name="P3">Dodatkow<text:span text:style-name="T16">o</text:span> zastosowałem dwie optymalizacje, pozwalające na wcześniejsze obcinanie gałęzi drzewa permutacji:</text:p>
      <text:list xml:id="list3970608970822803200" text:style-name="L3">
        <text:list-item>
          <text:p text:style-name="P9">Przed rozpoczęciem obliczeń znajduję niezłe przybliżenie najlepszego cyklu przy pomocy najmniejszego drzewa spinającego – takie rozwiązanie jest co najwyżej 2 razy gorsze od <text:soft-page-break/>optymalnego – pozwala na obcięcie większej ilości gałęzi. Mało skuteczne np. dla punktów wylosowanych jednostajnie na płaszczyźnie, ale dobrze spisuje się dla punktów wylosowanych na okręgu.</text:p>
        </text:list-item>
        <text:list-item>
          <text:p text:style-name="P9">Założenie że ście<text:span text:style-name="T9">żk</text:span>a której do pełnego cyklu brakuje jeszcze k węzłów musi „urosnąć” co najmniej o sumę długości k najkrótszych krawędzi w grafie. Ponownie pozwala na wcześniejsze obcięcia.</text:p>
        </text:list-item>
      </text:list>
      <text:h text:style-name="P20" text:outline-level="1">3. Zrównoleglenie – analiza PCAM</text:h>
      <text:list xml:id="list8964681677431074196" text:style-name="L4">
        <text:list-item>
          <text:p text:style-name="P10">Partitioning <text:line-break/>Przyjęto prosty podział – najmniejszym zadaniem jest obliczenie kosztu na pojedynczej ście<text:span text:style-name="T10">ż</text:span>ce od ko<text:span text:style-name="T10">rz</text:span>enia do liścia w grafie permutacji.</text:p>
        </text:list-item>
        <text:list-item>
          <text:p text:style-name="P10">Communication<text:line-break/> Na początku do wszystkich wątków rozsyłany jest graf. Później komunikacja ogranicza się do odesłania informacji o ewent<text:span text:style-name="T10">u</text:span>alnym znalezieniu ście<text:span text:style-name="T10">ż</text:span>ki kró<text:span text:style-name="T10">t</text:span>szej niż dotychczas.</text:p>
        </text:list-item>
        <text:list-item>
          <text:p text:style-name="P11">Agglomertation<text:line-break/><text:span text:style-name="T16">Ścieżki są grupowane zgodnie z pewnym prefixem – lub inaczej mówiąc grupę stanowią ścieżki zawierające się w pewnym poddrzewie drzewa permutacji.</text:span></text:p>
        </text:list-item>
        <text:list-item>
          <text:p text:style-name="P12">Mapping<text:line-break/>Wyko<text:span text:style-name="T16">rz</text:span>ystano następujące podej<text:span text:style-name="T16">ś</text:span>cie </text:p>
          <text:list>
            <text:list-item>
              <text:p text:style-name="P12">Drzewo permutacji dzielone jest na znacznie więcej poddrzew niż jest procesów workerów</text:p>
            </text:list-item>
            <text:list-item>
              <text:p text:style-name="P12">Proces master zajmuje się jedynie przydziałem zadań do workerów</text:p>
            </text:list-item>
            <text:list-item>
              <text:p text:style-name="P12">Każdy worker zgłasza się do mastera po zadanie – otrzymuje prefix drzewa do przeszuka<text:span text:style-name="T16">n</text:span>ia oraz <text:span text:style-name="T12">długość najkrótszej dotychczas ścieżki.</text:span></text:p>
            </text:list-item>
            <text:list-item>
              <text:p text:style-name="P13">Po przes<text:span text:style-name="T13">z</text:span>ukaniu drzewa worker odpowiada do mastera znaleziną przez siebie najkrótszą <text:span text:style-name="T16">ś</text:span>cieżką. </text:p>
            </text:list-item>
            <text:list-item>
              <text:p text:style-name="P13">Master ewentualnie aktualizuje najkrótszą ścieżkę i dalej przydziela zadania.</text:p>
            </text:list-item>
          </text:list>
        </text:list-item>
      </text:list>
      <text:h text:style-name="P21" text:outline-level="1">4. Pomiary przyśpieszenia i efektywności</text:h>
      <text:p text:style-name="P14"><text:span text:style-name="T13">T</text:span>esty wykonano przy pomocy maszyn Vnode. Wszystkie podane metryki to metryki proste – ponieważ trud<text:span text:style-name="T16">n</text:span>o jest w liniowy sposób powiększać rozmiar problemu.</text:p>
      <text:p text:style-name="P15">Podczas testy wykonano na dwóch zbiorach danych – 17 punktów wylosowanych równomiernie na płaszczyźnie, oraz 30 punktów wylosowanych na okręgu. <text:span text:style-name="T14">Istotna jest także długość prefixu generowanego przez proces master. Podane wyniki dotyczą znalezionej przeze menie empirycznie najlepszej wartości – 3 dla punktów losowych na płaszczyźnie oraz 4 dla punktów na okręgu.</text:span></text:p>
      <text:p text:style-name="P16"><text:span text:style-name="T14">P</text:span>odane czasy to uśrednione czasy z 3 uruchomień.</text:p>
      <text:p text:style-name="P16"><text:soft-page-break/></text:p>
      <text:p text:style-name="P16"/>
      <text:p text:style-name="P16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6"><draw:frame draw:style-name="fr1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8"/>
      <text:p text:style-name="P17"><draw:frame draw:style-name="fr1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Nietypowym zjawiskiem jest wzrost efektywności. (Zwykle efektywność co najwyżej nie maleje)</text:p>
      <text:p text:style-name="P17">Można to wytłumaczyć tym, <text:span text:style-name="T16">że</text:span> dane za każdym razem były takie same, większa liczba nodów mogła oznaczać że jakaś dobra ście<text:span text:style-name="T16">ż</text:span>ka została znaleziona wcześniej co z kolei mogło pozwolić pozostałym workerom na obcięcie gałęzi wyżej. Stąd superskalarność.</text:p>
      <text:p text:style-name="P17"/>
      <text:p text:style-name="P17"/>
      <text:p text:style-name="P17"><draw:frame draw:style-name="fr1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2T22:04:11.862170358</meta:creation-date>
    <dc:date>2015-01-03T14:52:33.307595500</dc:date>
    <meta:editing-duration>PT1H32M33S</meta:editing-duration>
    <meta:editing-cycles>13</meta:editing-cycles>
    <meta:generator>LibreOffice/4.2.7.2$Linux_X86_64 LibreOffice_project/420m0$Build-2</meta:generator>
    <meta:document-statistic meta:table-count="0" meta:image-count="0" meta:object-count="4" meta:page-count="4" meta:paragraph-count="36" meta:word-count="541" meta:character-count="4026" meta:non-whitespace-character-count="35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4.079cm" svg:y="0.315cm" chart:style-name="ch2">
          <text:p>Computation time by numer of workers</text:p>
        </chart:title>
        <chart:legend chart:legend-position="top" svg:x="1.348cm" svg:y="1.305cm" style:legend-expansion="wide" chart:style-name="ch3"/>
        <chart:plot-area chart:style-name="ch4" chart:data-source-has-labels="both" svg:x="1.33cm" svg:y="2.082cm" svg:width="14.35cm" svg:height="5.757cm">
          <chartooo:coordinate-region svg:x="1.951cm" svg:y="2.281cm" svg:width="13.635cm" svg:height="4.911cm"/>
          <chart:axis chart:dimension="x" chart:name="primary-x" chart:style-name="ch5" chartooo:axis-type="auto">
            <chart:title svg:x="7.112cm" svg:y="8.018cm" chart:style-name="ch6">
              <text:p>number of workers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52cm" chart:style-name="ch7">
              <text:p>time [s]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10" chart:values-cell-range-address="local-table.$D$2:.$D$7" chart:label-cell-address="local-table.$D$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7 random points inside a rectangle</text:p>
              </table:table-cell>
              <table:table-cell office:value-type="string">
                <text:p>30 random points on edge of a circ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03">
                <text:p>36.03</text:p>
              </table:table-cell>
              <table:table-cell office:value-type="float" office:value="43.98">
                <text:p>43.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23">
                <text:p>20.23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.47">
                <text:p>14.47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24">
                <text:p>11.24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96">
                <text:p>8.96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33">
                <text:p>7.33</text:p>
              </table:table-cell>
              <table:table-cell office:value-type="float" office:value="9.81">
                <text:p>9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4.833cm" svg:y="0.315cm" chart:style-name="ch2">
          <text:p>Speedup by number of workers</text:p>
        </chart:title>
        <chart:legend chart:legend-position="top" svg:x="1.348cm" svg:y="1.305cm" style:legend-expansion="wide" chart:style-name="ch3"/>
        <chart:plot-area chart:style-name="ch4" chart:data-source-has-labels="both" svg:x="1.33cm" svg:y="2.082cm" svg:width="14.35cm" svg:height="5.757cm">
          <chartooo:coordinate-region svg:x="1.766cm" svg:y="2.281cm" svg:width="13.82cm" svg:height="4.911cm"/>
          <chart:axis chart:dimension="x" chart:name="primary-x" chart:style-name="ch5" chartooo:axis-type="auto">
            <chart:title svg:x="7.112cm" svg:y="8.018cm" chart:style-name="ch6">
              <text:p>number of workers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652cm" chart:style-name="ch7">
              <text:p>speedup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10" chart:values-cell-range-address="local-table.$D$2:.$D$7" chart:label-cell-address="local-table.$D$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7 random points inside a rectangle</text:p>
              </table:table-cell>
              <table:table-cell office:value-type="string">
                <text:p>30 random points on edge of a circ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101828966881">
                <text:p>1.78101828966881</text:p>
              </table:table-cell>
              <table:table-cell office:value-type="float" office:value="1.53668763102725">
                <text:p>1.53668763102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899792674499">
                <text:p>2.4899792674499</text:p>
              </table:table-cell>
              <table:table-cell office:value-type="float" office:value="2.29420970266041">
                <text:p>2.29420970266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20551601423488">
                <text:p>3.20551601423488</text:p>
              </table:table-cell>
              <table:table-cell office:value-type="float" office:value="3.04570637119114">
                <text:p>3.04570637119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02120535714286">
                <text:p>4.02120535714286</text:p>
              </table:table-cell>
              <table:table-cell office:value-type="float" office:value="4.20861244019139">
                <text:p>4.20861244019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91541609822647">
                <text:p>4.91541609822647</text:p>
              </table:table-cell>
              <table:table-cell office:value-type="float" office:value="4.48318042813456">
                <text:p>4.483180428134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4.728cm" svg:y="0.315cm" chart:style-name="ch2">
          <text:p>Efficiency by number of workers</text:p>
        </chart:title>
        <chart:legend chart:legend-position="top" svg:x="1.348cm" svg:y="1.305cm" style:legend-expansion="wide" chart:style-name="ch3"/>
        <chart:plot-area chart:style-name="ch4" chart:data-source-has-labels="both" svg:x="1.33cm" svg:y="2.082cm" svg:width="14.35cm" svg:height="5.757cm">
          <chartooo:coordinate-region svg:x="2.057cm" svg:y="2.282cm" svg:width="13.529cm" svg:height="4.91cm"/>
          <chart:axis chart:dimension="x" chart:name="primary-x" chart:style-name="ch5" chartooo:axis-type="auto">
            <chart:title svg:x="7.112cm" svg:y="8.018cm" chart:style-name="ch6">
              <text:p>number of workers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679cm" chart:style-name="ch7">
              <text:p>efficiency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10" chart:values-cell-range-address="local-table.$D$2:.$D$7" chart:label-cell-address="local-table.$D$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7 random points inside a rectangle</text:p>
              </table:table-cell>
              <table:table-cell office:value-type="string">
                <text:p>30 random points on edge of a circ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90509144834404">
                <text:p>0.890509144834404</text:p>
              </table:table-cell>
              <table:table-cell office:value-type="float" office:value="0.768343815513627">
                <text:p>0.768343815513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29993089149965">
                <text:p>0.829993089149965</text:p>
              </table:table-cell>
              <table:table-cell office:value-type="float" office:value="0.764736567553469">
                <text:p>0.764736567553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01379003558719">
                <text:p>0.801379003558719</text:p>
              </table:table-cell>
              <table:table-cell office:value-type="float" office:value="0.761426592797784">
                <text:p>0.761426592797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04241071428571">
                <text:p>0.804241071428571</text:p>
              </table:table-cell>
              <table:table-cell office:value-type="float" office:value="0.841722488038278">
                <text:p>0.841722488038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19236016371078">
                <text:p>0.819236016371078</text:p>
              </table:table-cell>
              <table:table-cell office:value-type="float" office:value="0.747196738022426">
                <text:p>0.7471967380224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826cm" svg:y="0.315cm" chart:style-name="ch2">
          <text:p>Metryka Karpa-Flatta</text:p>
        </chart:title>
        <chart:legend chart:legend-position="top" svg:x="1.348cm" svg:y="1.305cm" style:legend-expansion="wide" chart:style-name="ch3"/>
        <chart:plot-area chart:style-name="ch4" chart:data-source-has-labels="both" svg:x="1.33cm" svg:y="2.082cm" svg:width="14.35cm" svg:height="5.757cm">
          <chartooo:coordinate-region svg:x="2.242cm" svg:y="2.281cm" svg:width="13.344cm" svg:height="4.911cm"/>
          <chart:axis chart:dimension="x" chart:name="primary-x" chart:style-name="ch5" chartooo:axis-type="auto">
            <chart:title svg:x="7.085cm" svg:y="8.018cm" chart:style-name="ch6">
              <text:p>Number of workers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6.367cm" chart:style-name="ch7">
              <text:p>Sequential fraction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10" chart:values-cell-range-address="local-table.$D$2:.$D$7" chart:label-cell-address="local-table.$D$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7 random points inside a rectangle</text:p>
              </table:table-cell>
              <table:table-cell office:value-type="string">
                <text:p>30 random points on edge of a circ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22953094643353">
                <text:p>0.122953094643353</text:p>
              </table:table-cell>
              <table:table-cell office:value-type="float" office:value="0.30150068212824">
                <text:p>0.30150068212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02414654454621">
                <text:p>0.102414654454621</text:p>
              </table:table-cell>
              <table:table-cell office:value-type="float" office:value="0.153819918144611">
                <text:p>0.153819918144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26163382366546">
                <text:p>0.0826163382366546</text:p>
              </table:table-cell>
              <table:table-cell office:value-type="float" office:value="0.104441412763377">
                <text:p>0.104441412763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608520677213433">
                <text:p>0.0608520677213433</text:p>
              </table:table-cell>
              <table:table-cell office:value-type="float" office:value="0.0470100045475216">
                <text:p>0.0470100045475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441298917568693">
                <text:p>0.0441298917568693</text:p>
              </table:table-cell>
              <table:table-cell office:value-type="float" office:value="0.0676671214188268">
                <text:p>0.06766712141882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